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style:style style:name="P1" style:parent-style-name="Standard" style:master-page-name="MP0" style:family="paragraph">
      <style:paragraph-properties fo:break-before="page"/>
    </style:style>
    <style:style style:name="T2" style:parent-style-name="Standard" style:family="text">
      <style:text-properties style:font-name="Arial" style:font-name-complex="Arial" fo:font-weight="bold" style:font-weight-asian="bold" style:font-weight-complex="bold" fo:font-style="italic" style:font-style-asian="italic" style:font-style-complex="italic" fo:color="#6A6A6A" fo:background-color="#FFFFFF"/>
    </style:style>
    <style:style style:name="T3" style:parent-style-name="DefaultParagraphFont" style:family="text">
      <style:text-properties style:font-name="Arial" style:font-name-complex="Arial" fo:font-weight="bold" style:font-weight-asian="bold" style:font-weight-complex="bold" fo:color="#6A6A6A"/>
    </style:style>
    <style:style style:name="T4" style:parent-style-name="DefaultParagraphFont" style:family="text">
      <style:text-properties style:font-name="Arial" style:font-name-complex="Arial" fo:color="#545454"/>
    </style:style>
    <style:style style:name="T5" style:parent-style-name="DefaultParagraphFont" style:family="text">
      <style:text-properties style:font-name="Arial" style:font-name-complex="Arial" fo:color="#545454" fo:background-color="#FFFFFF"/>
    </style:style>
    <style:style style:name="T6" style:parent-style-name="DefaultParagraphFont" style:family="text">
      <style:text-properties style:font-name="Arial" style:font-name-complex="Arial" fo:color="#545454"/>
    </style:style>
    <style:style style:name="T7" style:parent-style-name="DefaultParagraphFont" style:family="text">
      <style:text-properties style:font-name="Arial" style:font-name-complex="Arial" fo:color="#222222" fo:background-color="#FFFFFF"/>
    </style:style>
    <style:style style:name="T8" style:parent-style-name="DefaultParagraphFont" style:family="text">
      <style:text-properties style:font-name="Arial" style:font-name-complex="Arial" fo:color="#222222" fo:background-color="#FFFFFF"/>
    </style:style>
    <style:style style:name="T9" style:parent-style-name="DefaultParagraphFont" style:family="text">
      <style:text-properties style:font-name="Arial" style:font-name-complex="Arial" fo:font-weight="bold" style:font-weight-asian="bold" style:font-weight-complex="bold" fo:color="#222222" fo:background-color="#FFFFFF"/>
    </style:style>
    <style:style style:name="T10" style:parent-style-name="DefaultParagraphFont" style:family="text">
      <style:text-properties style:font-name="Arial" style:font-name-complex="Arial" fo:color="#222222" fo:background-color="#FFFFFF"/>
    </style:style>
    <style:style style:name="T11" style:parent-style-name="DefaultParagraphFont" style:family="text">
      <style:text-properties style:font-name="Arial" style:font-name-complex="Arial" fo:font-weight="bold" style:font-weight-asian="bold" style:font-weight-complex="bold" fo:color="#222222" fo:background-color="#FFFFFF"/>
    </style:style>
    <style:style style:name="T12" style:parent-style-name="DefaultParagraphFont" style:family="text">
      <style:text-properties style:font-name="Arial" style:font-name-complex="Arial" fo:font-weight="bold" style:font-weight-asian="bold" style:font-weight-complex="bold" fo:color="#222222" fo:background-color="#FFFFFF"/>
    </style:style>
    <style:style style:name="T13" style:parent-style-name="apple-converted-space" style:family="text">
      <style:text-properties style:font-name="Arial" style:font-name-complex="Arial" fo:color="#222222" fo:background-color="#FFFFFF"/>
    </style:style>
    <style:style style:name="T14" style:parent-style-name="DefaultParagraphFont" style:family="text">
      <style:text-properties style:font-name="Arial" style:font-name-complex="Arial" fo:color="#222222" fo:background-color="#FFFFFF"/>
    </style:style>
    <style:style style:name="T15" style:parent-style-name="DefaultParagraphFont" style:family="text">
      <style:text-properties style:font-name="Arial" style:font-name-complex="Arial" fo:font-weight="bold" style:font-weight-asian="bold" style:font-weight-complex="bold" fo:color="#222222" fo:background-color="#FFFFFF"/>
    </style:style>
    <style:style style:name="T16" style:parent-style-name="DefaultParagraphFont" style:family="text">
      <style:text-properties style:font-name="Arial" style:font-name-complex="Arial" fo:color="#222222" fo:background-color="#FFFFFF"/>
    </style:style>
    <style:style style:name="T17" style:parent-style-name="apple-converted-space" style:family="text">
      <style:text-properties style:font-name="Arial" style:font-name-complex="Arial" fo:color="#222222" fo:background-color="#FFFFFF"/>
    </style:style>
    <style:style style:name="T18" style:parent-style-name="DefaultParagraphFont" style:family="text">
      <style:text-properties style:font-name="Arial" style:font-name-complex="Arial" fo:font-weight="bold" style:font-weight-asian="bold" style:font-weight-complex="bold" fo:color="#222222" fo:background-color="#FFFFFF"/>
    </style:style>
    <style:style style:name="T19" style:parent-style-name="apple-converted-space" style:family="text">
      <style:text-properties style:font-name="Arial" style:font-name-complex="Arial" fo:color="#222222" fo:background-color="#FFFFFF"/>
    </style:style>
    <style:style style:name="T20" style:parent-style-name="DefaultParagraphFont" style:family="text">
      <style:text-properties style:font-name="Arial" style:font-name-complex="Arial" fo:color="#222222" fo:background-color="#FFFFFF"/>
    </style:style>
    <style:style style:name="P21" style:parent-style-name="Standard" style:family="paragraph">
      <style:text-properties style:font-name="Arial" style:font-name-complex="Arial" fo:color="#222222" fo:background-color="#FFFFFF"/>
    </style:style>
    <style:style style:name="T22" style:parent-style-name="DefaultParagraphFont" style:family="text">
      <style:text-properties style:font-name="Arial" style:font-name-complex="Arial" fo:color="#545454" fo:background-color="#FFFFFF"/>
    </style:style>
    <style:style style:name="T23" style:parent-style-name="DefaultParagraphFont" style:family="text">
      <style:text-properties style:font-name="Arial" style:font-name-complex="Arial" fo:color="#545454" fo:background-color="#FFFFFF"/>
    </style:style>
    <style:style style:name="P24" style:parent-style-name="Standard" style:family="paragraph">
      <style:text-properties style:font-name="Arial" style:font-name-complex="Arial" fo:color="#545454" fo:background-color="#FFFFFF"/>
    </style:style>
    <style:style style:name="T25" style:parent-style-name="DefaultParagraphFont" style:family="text">
      <style:text-properties fo:font-size="26pt" style:font-size-asian="26pt" style:font-size-complex="26pt"/>
    </style:style>
    <style:style style:name="P26" style:parent-style-name="Normal" style:family="paragraph">
      <style:paragraph-properties fo:background-color="#FFFFFF"/>
    </style:style>
    <style:style style:name="T27" style:parent-style-name="Standard" style:family="text">
      <style:text-properties style:font-name="Arial" style:font-name-complex="Arial" fo:color="#222222"/>
    </style:style>
    <style:style style:name="T28"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ne" style:country-complex="NP"/>
    </style:style>
    <style:style style:name="T29" style:parent-style-name="DefaultParagraphFont" style:family="text">
      <style:text-properties style:font-name="Arial" style:font-name-asian="Times New Roman" style:font-name-complex="Arial" fo:font-weight="bold" style:font-weight-asian="bold" style:font-weight-complex="bold" fo:color="#222222" style:letter-kerning="false" fo:language="en" fo:country="US" style:language-asian="en" style:country-asian="US" style:language-complex="ne" style:country-complex="NP"/>
    </style:style>
    <style:style style:name="T30"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ne" style:country-complex="NP"/>
    </style:style>
    <style:style style:name="T31" style:parent-style-name="DefaultParagraphFont" style:family="text">
      <style:text-properties style:font-name="Arial" style:font-name-asian="Times New Roman" style:font-name-complex="Arial" fo:font-weight="bold" style:font-weight-asian="bold" style:font-weight-complex="bold" fo:color="#222222" style:letter-kerning="false" fo:language="en" fo:country="US" style:language-asian="en" style:country-asian="US" style:language-complex="ne" style:country-complex="NP"/>
    </style:style>
    <style:style style:name="T32"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ne" style:country-complex="NP"/>
    </style:style>
    <style:style style:name="T33" style:parent-style-name="DefaultParagraphFont" style:family="text">
      <style:text-properties style:font-name="Arial" style:font-name-asian="Times New Roman" style:font-name-complex="Arial" fo:font-weight="bold" style:font-weight-asian="bold" style:font-weight-complex="bold" fo:color="#222222" style:letter-kerning="false" fo:language="en" fo:country="US" style:language-asian="en" style:country-asian="US" style:language-complex="ne" style:country-complex="NP"/>
    </style:style>
    <style:style style:name="T34"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ne" style:country-complex="NP"/>
    </style:style>
    <style:style style:name="T35" style:parent-style-name="DefaultParagraphFont" style:family="text">
      <style:text-properties style:font-name="Arial" style:font-name-asian="Times New Roman" style:font-name-complex="Arial" fo:font-weight="bold" style:font-weight-asian="bold" style:font-weight-complex="bold" fo:color="#222222" style:letter-kerning="false" fo:language="en" fo:country="US" style:language-asian="en" style:country-asian="US" style:language-complex="ne" style:country-complex="NP"/>
    </style:style>
    <style:style style:name="T36"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ne" style:country-complex="NP"/>
    </style:style>
    <style:style style:name="T37" style:parent-style-name="DefaultParagraphFont" style:family="text">
      <style:text-properties style:font-name="Arial" style:font-name-asian="Times New Roman" style:font-name-complex="Arial" fo:font-weight="bold" style:font-weight-asian="bold" style:font-weight-complex="bold" fo:color="#222222" style:letter-kerning="false" fo:language="en" fo:country="US" style:language-asian="en" style:country-asian="US" style:language-complex="ne" style:country-complex="NP"/>
    </style:style>
    <style:style style:name="T38"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ne" style:country-complex="NP"/>
    </style:style>
    <style:style style:name="T39" style:parent-style-name="DefaultParagraphFont" style:family="text">
      <style:text-properties style:font-name="Arial" style:font-name-asian="Times New Roman" style:font-name-complex="Arial" fo:font-weight="bold" style:font-weight-asian="bold" style:font-weight-complex="bold" fo:color="#222222" style:letter-kerning="false" fo:language="en" fo:country="US" style:language-asian="en" style:country-asian="US" style:language-complex="ne" style:country-complex="NP"/>
    </style:style>
    <style:style style:name="T40"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ne" style:country-complex="NP"/>
    </style:style>
    <style:style style:name="T41" style:parent-style-name="DefaultParagraphFont" style:family="text">
      <style:text-properties style:font-name="Arial" style:font-name-asian="Times New Roman" style:font-name-complex="Arial" fo:font-weight="bold" style:font-weight-asian="bold" style:font-weight-complex="bold" fo:color="#222222" style:letter-kerning="false" fo:language="en" fo:country="US" style:language-asian="en" style:country-asian="US" style:language-complex="ne" style:country-complex="NP"/>
    </style:style>
    <style:style style:name="T42"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ne" style:country-complex="NP"/>
    </style:style>
    <style:style style:name="T43" style:parent-style-name="DefaultParagraphFont" style:family="text">
      <style:text-properties style:font-name="Arial" style:font-name-complex="Arial" fo:color="#444444"/>
    </style:style>
    <style:style style:name="T44" style:parent-style-name="DefaultParagraphFont" style:family="text">
      <style:text-properties style:font-name="Arial" style:font-name-complex="Arial" fo:color="#444444"/>
    </style:style>
    <style:style style:name="P45" style:parent-style-name="Normal" style:family="paragraph">
      <style:paragraph-properties fo:background-color="#FFFFFF"/>
    </style:style>
    <style:style style:name="T46" style:parent-style-name="DefaultParagraphFont" style:family="text">
      <style:text-properties style:font-name="Arial" style:font-name-asian="Times New Roman" style:font-name-complex="Arial" fo:font-weight="bold" style:font-weight-asian="bold" style:font-weight-complex="bold" fo:color="#222222" style:letter-kerning="false" fo:language="en" fo:country="US" style:language-asian="en" style:country-asian="US" style:language-complex="ne" style:country-complex="NP"/>
    </style:style>
    <style:style style:name="T47"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ne" style:country-complex="NP"/>
    </style:style>
    <style:style style:name="T48" style:parent-style-name="DefaultParagraphFont" style:family="text">
      <style:text-properties style:font-name="Arial" style:font-name-complex="Arial" fo:color="#545454" fo:background-color="#FFFFFF"/>
    </style:style>
    <style:style style:name="T49" style:parent-style-name="DefaultParagraphFont" style:family="text">
      <style:text-properties style:font-name="Arial" style:font-name-complex="Arial" fo:color="#545454"/>
    </style:style>
    <style:style style:name="T50" style:parent-style-name="DefaultParagraphFont" style:family="text">
      <style:text-properties style:font-name="Arial" style:font-name-complex="Arial" fo:font-weight="bold" style:font-weight-asian="bold" style:font-weight-complex="bold" fo:color="#6A6A6A"/>
    </style:style>
    <style:style style:name="T51" style:parent-style-name="DefaultParagraphFont" style:family="text">
      <style:text-properties style:font-name="Arial" style:font-name-complex="Arial" fo:color="#545454"/>
    </style:style>
    <style:style style:name="T52" style:parent-style-name="DefaultParagraphFont" style:family="text">
      <style:text-properties style:font-name="Arial" style:font-name-complex="Arial" fo:color="#545454" fo:background-color="#FFFFFF"/>
    </style:style>
    <style:style style:name="T53" style:parent-style-name="DefaultParagraphFont" style:family="text">
      <style:text-properties style:font-name="Arial" style:font-name-complex="Arial" fo:color="#444444" fo:background-color="#FFFFFF"/>
    </style:style>
    <style:style style:name="T54" style:parent-style-name="DefaultParagraphFont" style:family="text">
      <style:text-properties style:font-name="Arial" style:font-name-complex="Arial" fo:color="#444444" fo:background-color="#FFFFFF"/>
    </style:style>
  </office:automatic-styles>
  <office:body>
    <office:text text:use-soft-page-breaks="true">
      <text:p text:style-name="P1">1.What is AWS?</text:p>
      <text:p text:style-name="Standard"><text:s/>A. Amazon Web Services (AWS) is a secure<text:s/><text:a xlink:href="https://aws.amazon.com/what-is-cloud-computing/" office:target-frame-name="_top" xlink:show="replace">cloud</text:a> services platform, offering compute power, database storage,<text:s/>content delivery and other functionality to help businesses scale and grow.</text:p>
      <text:p text:style-name="Standard">2.What is IAM and its purpose?</text:p>
      <text:p text:style-name="Standard">A.AWS Identity and Access Management (IAM) is a web service that helps you securely control access to AWS resources for your users. You use IAM to control who can use your AWS resources (<text:span text:style-name="Emphasis">authentication</text:span>) and what resources they can use and in what ways (<text:span text:style-name="Emphasis">authorization</text:span>).</text:p>
      <text:p text:style-name="Standard">3.What are policies in IAM?</text:p>
      <text:p text:style-name="Standard">A. <text:s text:c="2"/>1) standard poicy</text:p>
      <text:p text:style-name="Standard"><text:s text:c="7"/>2) managed policy</text:p>
      <text:p text:style-name="Standard">4.How to setup MFA? <text:s text:c="7"/>Mfa---- next layer of security<text:s/>for users</text:p>
      <text:p text:style-name="Standard">A.iam-&gt;user-&gt;security-&gt;sign in credential-&gt;mfa authentication-&gt;virtual mfa</text:p>
      <text:p text:style-name="Standard"><text:s text:c="101"/>-&gt; hardware mfa</text:p>
      <text:p text:style-name="Standard">5.Two types of access for IAM user?</text:p>
      <text:p text:style-name="Standard">A.<text:s/></text:p>
      <text:p text:style-name="Standard"/>
      <text:p text:style-name="Standard">6.What is EC2<text:s/>service used for?</text:p>
      <text:p text:style-name="Standard"><text:s/>A. Ec2(elastic cloud compute) it allows us to launch the instances</text:p>
      <text:p text:style-name="Standard">7.Name few types of EC2 instances?</text:p>
      <text:p text:style-name="Standard"><text:s text:c="2"/>A. <text:s text:c="4"/>T2 micro</text:p>
      <text:p text:style-name="Standard"><text:s text:c="8"/>t1 micro</text:p>
      <text:p text:style-name="Standard"><text:s text:c="8"/>t2 large</text:p>
      <text:p text:style-name="Standard"/>
      <text:p text:style-name="Standard">8.Diff between T2 series and C series on Ec2 instances?</text:p>
      <text:p text:style-name="Standard">A.<text:span text:style-name="T2"><text:s/></text:span><text:span text:style-name="T3">T2</text:span><text:span text:style-name="T4"> </text:span><text:span text:style-name="T5">instances are designed to provide moderate baseline performance and the capability to burst to significantly higher performance as required by your workload.</text:span><text:span text:style-name="T6"> </text:span></text:p>
      <text:p text:style-name="Standard"/>
      <text:p text:style-name="Standard">9.What are AMI’s?</text:p>
      <text:p text:style-name="Standard">Amazon<text:s/>machine image.....<text:span text:style-name="T7"><text:s/></text:span><text:span text:style-name="T8">An Amazon Machine Image (</text:span><text:span text:style-name="T9">AMI</text:span><text:span text:style-name="T10">) is a special type of virtual appliance that is used to create a virtual machine within the Amazon Elastic Compute Cloud ("EC2"). It serves as the basic unit of deployment for services delivered using EC2</text:span></text:p>
      <text:p text:style-name="Standard"/>
      <text:p text:style-name="Standard">10.What is AWS marketplace, what are community AMI’s?</text:p>
      <text:p text:style-name="Standard">A.<text:span text:style-name="T11"><text:s/></text:span><text:span text:style-name="T12">AWS Marketplace</text:span><text:span text:style-name="T13"> </text:span><text:span text:style-name="T14">is an online store where you can sell or buy software that runs on Amazon Web Services (</text:span><text:span text:style-name="T15">AWS</text:span><text:span text:style-name="T16">).</text:span><text:span text:style-name="T17"> </text:span><text:span text:style-name="T18">AWS Marketplace</text:span><text:span text:style-name="T19"> </text:span><text:span text:style-name="T20">complements programs like Amazon DevPay and the Amazon Partner Network.</text:span></text:p>
      <text:p text:style-name="P21"/>
      <text:p text:style-name="Standard"/>
      <text:p text:style-name="Standard">11.How can you create your own AMI?</text:p>
      <text:p text:style-name="Standard">A. instance---&gt;select machine whatever ami----&gt; actions---&gt;create image</text:p>
      <text:p text:style-name="Standard"/>
      <text:p text:style-name="Standard">12.Enable termination protection option is for what?</text:p>
      <text:p text:style-name="Standard">A.<text:span text:style-name="T22"><text:s/></text:span><text:span text:style-name="T23">To change the shutdown behavior of an instance using the console.<text:s/></text:span></text:p>
      <text:p text:style-name="P24"/>
      <text:p text:style-name="Standard">13.What is EBS?</text:p>
      <text:p text:style-name="Standard"><text:s/>A. <text:s text:c="2"/>Amazon Elastic Block Store (Amazon EBS) provides block level storage volumes for use with <text:s text:c="3"/>EC2 instances. EBS volumes are highly available and reliable storage volumes that can be attached to any running instance that is in the same Availability Zone.</text:p>
      <text:p text:style-name="Standard"/>
      <text:p text:style-name="Standard">14.What are diffrent types of Volumes?</text:p>
      <text:p text:style-name="Standard">A. <text:s text:c="2"/>*<text:s/><text:span text:style-name="StrongEmphasis">Standard Volume</text:span></text:p>
      <text:p text:style-name="Standard"><text:span text:style-name="StrongEmphasis"><text:s text:c="7"/>* Target Volume</text:span></text:p>
      <text:soft-page-break/>
      <text:p text:style-name="Standard"><text:span text:style-name="StrongEmphasis"><text:s text:c="7"/>* <text:s/>Snapshot Volume</text:span></text:p>
      <text:p text:style-name="Standard"><text:span text:style-name="StrongEmphasis"><text:s text:c="7"/>* Primary Volume</text:span></text:p>
      <text:p text:style-name="Standard"><text:span text:style-name="StrongEmphasis"><text:s text:c="7"/>* <text:s/>Secondary Volume <text:s text:c="4"/></text:span></text:p>
      <text:p text:style-name="Standard"/>
      <text:p text:style-name="Standard">15.Can we create volume in one zone and attach it to a instance in the other zone?</text:p>
      <text:p text:style-name="Standard"><text:s text:c="3"/>A. <text:s/><text:s text:c="5"/>yes</text:p>
      <text:p text:style-name="Standard"/>
      <text:p text:style-name="Standard">16.How to take backups of EBS volume?</text:p>
      <text:p text:style-name="Textbody"><text:s/>A.<text:s/><text:span text:style-name="T25"><text:s/></text:span><text:s/>If your instance is EBS backed, you can create the snapshots of the EBS volume.</text:p>
      <text:p text:style-name="Textbody"><text:s text:c="9"/>You can create an AMI of your instances as a backup solution.</text:p>
      <text:p text:style-name="Standard">17.How to restore lost/corrupted volumes in from snapshots?</text:p>
      <text:p text:style-name="Standard"><text:s/>A.</text:p>
      <text:p text:style-name="Standard"/>
      <text:p text:style-name="Standard">18.How to transfer volume from one zone to other zone?</text:p>
      <text:p text:style-name="Standard"/>
      <text:p text:style-name="Standard">19.How to resize EBS volumes.</text:p>
      <text:p text:style-name="Standard">A.volumes---&gt;actions----&gt;modify</text:p>
      <text:p text:style-name="Standard"/>
      <text:p text:style-name="Standard">20.Modify volume feature from AWS?</text:p>
      <text:p text:style-name="Standard"><text:a xlink:href="https://aws.amazon.com/blogs/aws/amazon-ebs-update-new-elastic-volumes-change-everything/" office:target-frame-name="_top" xlink:show="replace">https://aws.amazon.com/blogs/aws/amazon-ebs-update-new-elastic-volumes-change-everything/</text:a></text:p>
      <text:p text:style-name="Standard"/>
      <text:p text:style-name="Standard">21.What are security groups?</text:p>
      <text:p text:style-name="Standard"><text:s/>A. <text:s/>* <text:s/>It operates at instance level</text:p>
      <text:p text:style-name="Standard"><text:s text:c="7"/>* it allow rules only</text:p>
      <text:p text:style-name="Standard"/>
      <text:p text:style-name="Standard">22.Can we attach a Security group to multiple instances?</text:p>
      <text:p text:style-name="Standard">A. <text:s text:c="6"/>yes</text:p>
      <text:p text:style-name="Standard"/>
      <text:p text:style-name="Standard">23.What is diff between inbound and outbound rules in SG?</text:p>
      <text:p text:style-name="Standard">A. inbound----which comes from outside to the organisation</text:p>
      <text:p text:style-name="Standard"><text:s text:c="5"/>outbound----which goes outside to the public</text:p>
      <text:p text:style-name="Standard"/>
      <text:p text:style-name="Standard">24.What are Elastic IP’s and how is it diffrent from normal Public IP<text:s/>assigned to a EC2 instance?</text:p>
      <text:p text:style-name="Standard"><text:s text:c="2"/>A. <text:s text:c="7"/>Elastic ip <text:s text:c="2"/>is static</text:p>
      <text:p text:style-name="Standard"/>
      <text:p text:style-name="Standard">25.What are Key pairs?</text:p>
      <text:p text:style-name="P26">A.<text:span text:style-name="T27"><text:s/></text:span><text:span text:style-name="T28">Amazon EC2 </text:span><text:span text:style-name="T29">Key Pairs</text:span><text:span text:style-name="T30">. Amazon EC2 uses public–</text:span><text:span text:style-name="T31">key</text:span><text:span text:style-name="T32"> cryptography to encrypt and decrypt login information. Public–</text:span><text:span text:style-name="T33">key</text:span><text:span text:style-name="T34"> cryptography uses a public </text:span><text:span text:style-name="T35">key</text:span><text:span text:style-name="T36"> to encrypt a piece of data, such as a password, then the recipient uses the private </text:span><text:span text:style-name="T37">key</text:span><text:span text:style-name="T38"> to decrypt the data. The public and private </text:span><text:span text:style-name="T39">keys</text:span><text:span text:style-name="T40"> are known as a </text:span><text:span text:style-name="T41">key pair</text:span><text:span text:style-name="T42">.</text:span></text:p>
      <text:p text:style-name="Standard"/>
      <text:p text:style-name="Standard">26.What is ELB?</text:p>
      <text:p text:style-name="Standard">A.<text:span text:style-name="T43"><text:s/></text:span><text:span text:style-name="T44">Elastic Load Balancing distributes incoming application traffic across multiple EC2 instances, in multiple Availability Zones. This increases the fault tolerance of your applications.</text:span></text:p>
      <text:p text:style-name="Standard"/>
      <text:p text:style-name="Standard">27.Elasticload balancer</text:p>
      <text:p text:style-name="P45"><text:s/>A. <text:s text:c="2"/><text:span text:style-name="T46">Elastic Load Balancing</text:span><text:span text:style-name="T47"> automatically distributes incoming application traffic across multiple Amazon EC2 instances. It enables you to achieve fault tolerance in your applications, seamlessly providing the required amount of load balancing capacity needed to route application traffic.</text:span></text:p>
      <text:p text:style-name="Standard"/>
      <text:p text:style-name="Standard"/>
      <text:p text:style-name="Standard">28.What are target groups?</text:p>
      <text:p text:style-name="Standard">A.<text:span text:style-name="T48"><text:s/>The AWS::ElasticLoadBalancingV2::TargetGroup resource creates an Elastic</text:span><text:span text:style-name="T49"> </text:span><text:span text:style-name="T50">Load Balancing target group</text:span><text:span text:style-name="T51"> </text:span><text:span text:style-name="T52">that routes requests to one or more registered targets, such as EC2 instances</text:span></text:p>
      <text:p text:style-name="Standard"/>
      <text:p text:style-name="Standard">29.What are health check settings in target group?</text:p>
      <text:p text:style-name="Standard">A. port &amp; /</text:p>
      <text:p text:style-name="Standard"/>
      <text:p text:style-name="Standard">30.Describe advanced health check settings from Target groups?</text:p>
      <text:p text:style-name="Standard">A.</text:p>
      <text:p text:style-name="Standard"/>
      <text:p text:style-name="Standard">31.Diffrence between internet facing and internal ELB?</text:p>
      <text:p text:style-name="Standard"/>
      <text:p text:style-name="Standard">32.What is VPC?</text:p>
      <text:p text:style-name="Standard">A. virual private cloud(vpc)--it allows us to launch the instances in our own cloud(subnets)</text:p>
      <text:p text:style-name="Standard"/>
      <text:p text:style-name="Standard">33.What is default VPC?</text:p>
      <text:p text:style-name="Standard">A.<text:span text:style-name="T53"><text:s/></text:span><text:span text:style-name="T54">A default VPC is ready for you to use — you can immediately start launching instances into your default VPC without having to perform any additional configuration steps. A default VPC combines the benefits of the advanced networking features provided by the EC2-VPC platform with the ease of use of the EC2-Classic platform.</text:span></text:p>
      <text:p text:style-name="Standard"/>
      <text:p text:style-name="Standard">34.Can we create default VPC?</text:p>
      <text:p text:style-name="Standard"><text:s text:c="2"/>A. <text:s text:c="4"/>yes</text:p>
      <text:p text:style-name="Standard"/>
      <text:p text:style-name="Standard">35.What is DNS hostnames option used for in VPC?</text:p>
      <text:p text:style-name="Standard">A.</text:p>
      <text:p text:style-name="Standard"/>
      <text:p text:style-name="Standard">36.What are Subnets in VPC?</text:p>
      <text:p text:style-name="Standard">A. <text:s text:c="6"/>* <text:s text:c="2"/>Public</text:p>
      <text:p text:style-name="Standard"><text:s text:c="10"/>* <text:s text:c="2"/>private</text:p>
      <text:p text:style-name="Standard"/>
      <text:p text:style-name="Standard">37.What is diffrence between Private and Public subnet?</text:p>
      <text:p text:style-name="Standard">A. <text:s text:c="24"/>Public <text:s text:c="35"/>private</text:p>
      <text:p text:style-name="Standard"><text:s text:c="9"/>1) accessible by anyone <text:s text:c="19"/>1) accessable by only one who authorized it</text:p>
      <text:p text:style-name="Standard"><text:s text:c="10"/>2) ex: interenet <text:s text:c="32"/>2) ex: corporate n/w</text:p>
      <text:p text:style-name="Standard"/>
      <text:p text:style-name="Standard">38.How can you design a Highly<text:s/>available network in VPC?</text:p>
      <text:p text:style-name="Standard"/>
      <text:p text:style-name="Standard">39.What are Internet Gateways?</text:p>
      <text:p text:style-name="Standard">A. <text:s text:c="2"/>It is highly available vpc that allows communication between instances into your vpc and the internet</text:p>
      <text:p text:style-name="Standard"/>
      <text:p text:style-name="Standard">40.What are Nat gateways?</text:p>
      <text:p text:style-name="Standard">A. <text:s text:c="2"/>nat---------network address translation</text:p>
      <text:p text:style-name="Standard"><text:s text:c="7"/>to enable<text:s/>instance in a private subnet to connect to the internet,but prevent internet from initiatibng a connection with those instances</text:p>
      <text:p text:style-name="Standard"/>
      <text:p text:style-name="Standard">41.What are Route tables?</text:p>
      <text:soft-page-break/>
      <text:p text:style-name="Standard">A. <text:s text:c="3"/>A route table contains a set of rules called routes that are used to determine where network traffic is directed</text:p>
      <text:p text:style-name="Standard"/>
      <text:p text:style-name="Standard">42.What are NACL?</text:p>
      <text:p text:style-name="Standard">A. <text:s/>NACL------------network access control list</text:p>
      <text:p text:style-name="Standard"><text:s text:c="5"/>* it operates at subnetlevel</text:p>
      <text:p text:style-name="Standard">* it supports allow rules &amp; deny rules</text:p>
      <text:p text:style-name="Standard"/>
      <text:p text:style-name="Standard">43.What is VPC Peering?</text:p>
      <text:p text:style-name="Standard">A. It is a n/w connection between two vpc's <text:s/>that enables you to route traffic between them using ipv4 or ipv6 address</text:p>
      <text:p text:style-name="Standard"/>
      <text:p text:style-name="Standard">44.What is RDS?</text:p>
      <text:p text:style-name="Standard">A. <text:s/>RDS---------- relational database service</text:p>
      <text:p text:style-name="Standard"><text:s text:c="6"/>is a managed service that makes it easy to setup,operate,and scale rds in the cloud</text:p>
      <text:p text:style-name="Standard">45.What are diffrent DB softwares(Engines) supported by<text:s/>RDS?</text:p>
      <text:p text:style-name="Standard">A.mysql,marinadb,mysqlserver,oracle,amazon aurora</text:p>
      <text:p text:style-name="Standard">46.Diffrent DB instance types?</text:p>
      <text:p text:style-name="Standard">A.<text:s/><text:a xlink:href="http://docs.aws.amazon.com/AmazonRDS/latest/UserGuide/Concepts.DBInstanceClass.html#Concepts.DBInstanceClass.M4" office:target-frame-name="_top" xlink:show="replace">Standard Current Generation (db.m4)</text:a></text:p>
      <text:p text:style-name="Standard"><text:s text:c="2"/><text:s text:c="3"/><text:a xlink:href="http://docs.aws.amazon.com/AmazonRDS/latest/UserGuide/Concepts.DBInstanceClass.html#Concepts.DBInstanceClass.R3" office:target-frame-name="_top" xlink:show="replace">Memory Optimized Current Generation (db.r3)</text:a></text:p>
      <text:p text:style-name="Standard"><text:s text:c="5"/><text:a xlink:href="http://docs.aws.amazon.com/AmazonRDS/latest/UserGuide/Concepts.DBInstanceClass.html#Concepts.DBInstanceClass.T2" office:target-frame-name="_top" xlink:show="replace">Burst Capable Current Generation (db.t2)</text:a></text:p>
      <text:p text:style-name="Standard">47.What is MutiAZ RDS instances?</text:p>
      <text:p text:style-name="Standard">A.</text:p>
      <text:p text:style-name="Standard">48.Diffrent storage types in RDS?</text:p>
      <text:p text:style-name="Standard"><text:s/>A. general purpose</text:p>
      <text:p text:style-name="Standard"><text:s text:c="6"/>magnetic</text:p>
      <text:p text:style-name="Standard"><text:s text:c="6"/>provisional iops</text:p>
      <text:p text:style-name="Standard">49.What is backup retention policy?</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apple-converted-space" style:display-name="apple-converted-space" style:family="text" style:parent-style-name="DefaultParagraphFont"/>
    <style:style style:name="_tgc" style:display-name="_tgc"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ne" style:country-complex="NP"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WETHA</meta:initial-creator>
    <dc:creator>home</dc:creator>
    <meta:creation-date>2017-03-12T19:42:00Z</meta:creation-date>
    <dc:date>2017-03-22T00:44:00Z</dc:date>
    <meta:template xlink:href="Normal" xlink:type="simple"/>
    <meta:editing-cycles>1</meta:editing-cycles>
    <meta:editing-duration>PT8100S</meta:editing-duration>
    <meta:document-statistic meta:page-count="4" meta:paragraph-count="15" meta:word-count="1159" meta:character-count="7752" meta:row-count="55" meta:non-whitespace-character-count="6608"/>
  </office:meta>
</office:document-meta>
</file>